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0be5" officeooo:paragraph-rsid="00170be5" style:font-weight-asian="normal" style:font-weight-complex="normal"/>
    </style:style>
    <style:style style:name="P2" style:family="paragraph" style:parent-style-name="Standard">
      <style:text-properties fo:font-weight="normal" officeooo:rsid="00178aca" officeooo:paragraph-rsid="00178aca" style:font-weight-asian="normal" style:font-weight-complex="normal"/>
    </style:style>
    <style:style style:name="P3" style:family="paragraph" style:parent-style-name="Standard">
      <style:text-properties fo:font-weight="normal" officeooo:rsid="00190d37" officeooo:paragraph-rsid="00190d37" style:font-weight-asian="normal" style:font-weight-complex="normal"/>
    </style:style>
    <style:style style:name="P4" style:family="paragraph" style:parent-style-name="Standard">
      <style:text-properties fo:font-weight="normal" officeooo:rsid="001ac16f" officeooo:paragraph-rsid="001ac16f" style:font-weight-asian="normal" style:font-weight-complex="normal"/>
    </style:style>
    <style:style style:name="P5" style:family="paragraph" style:parent-style-name="Standard">
      <style:text-properties fo:font-weight="normal" officeooo:rsid="001c4feb" officeooo:paragraph-rsid="001c4feb" style:font-weight-asian="normal" style:font-weight-complex="normal"/>
    </style:style>
    <style:style style:name="P6" style:family="paragraph" style:parent-style-name="Standard">
      <style:text-properties fo:font-weight="normal" officeooo:rsid="001f31f0" officeooo:paragraph-rsid="001f31f0" style:font-weight-asian="normal" style:font-weight-complex="normal"/>
    </style:style>
    <style:style style:name="P7" style:family="paragraph" style:parent-style-name="Standard">
      <style:text-properties fo:font-weight="normal" officeooo:rsid="001fd90d" officeooo:paragraph-rsid="001fd90d" style:font-weight-asian="normal" style:font-weight-complex="normal"/>
    </style:style>
    <style:style style:name="P8" style:family="paragraph" style:parent-style-name="Standard">
      <style:text-properties fo:font-weight="normal" officeooo:rsid="00219d8b" officeooo:paragraph-rsid="00219d8b" style:font-weight-asian="normal" style:font-weight-complex="normal"/>
    </style:style>
    <style:style style:name="P9" style:family="paragraph" style:parent-style-name="Standard">
      <style:text-properties fo:font-weight="normal" officeooo:rsid="0023a2dc" officeooo:paragraph-rsid="0023a2dc" style:font-weight-asian="normal" style:font-weight-complex="normal"/>
    </style:style>
    <style:style style:name="P10" style:family="paragraph" style:parent-style-name="Standard">
      <style:text-properties fo:font-weight="normal" officeooo:rsid="002509f6" officeooo:paragraph-rsid="002509f6" style:font-weight-asian="normal" style:font-weight-complex="normal"/>
    </style:style>
    <style:style style:name="P11" style:family="paragraph" style:parent-style-name="Standard">
      <style:text-properties fo:font-weight="normal" officeooo:rsid="00259ffe" officeooo:paragraph-rsid="00259ffe" style:font-weight-asian="normal" style:font-weight-complex="normal"/>
    </style:style>
    <style:style style:name="P12" style:family="paragraph" style:parent-style-name="Standard">
      <style:text-properties fo:font-weight="normal" officeooo:rsid="00282c7f" officeooo:paragraph-rsid="00282c7f" style:font-weight-asian="normal" style:font-weight-complex="normal"/>
    </style:style>
    <style:style style:name="P13" style:family="paragraph" style:parent-style-name="Standard">
      <style:text-properties fo:font-size="16pt" fo:font-weight="bold" officeooo:rsid="00170be5" officeooo:paragraph-rsid="00170be5" style:font-size-asian="16pt" style:font-weight-asian="bold" style:font-size-complex="16pt" style:font-weight-complex="bold"/>
    </style:style>
    <style:style style:name="T1" style:family="text">
      <style:text-properties officeooo:rsid="0026c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act Router</text:p>
      <text:p text:style-name="P1"/>
      <text:p text:style-name="P2">Start with npm install react-router-dom</text:p>
      <text:p text:style-name="P2"/>
      <text:p text:style-name="P3">Import BrowserRouter and Route from react-router-dom in app.js or some similar file.</text:p>
      <text:p text:style-name="P3"/>
      <text:p text:style-name="P4">App needs to render at least one &lt;Route&gt; tag wrapped in &lt;BrowserRouter&gt; tags.</text:p>
      <text:p text:style-name="P4"/>
      <text:p text:style-name="P5">Each Route tag needs a path={“/some_uri} and a component={&lt;SomeComponent&gt;} props.</text:p>
      <text:p text:style-name="P5"/>
      <text:p text:style-name="P6">Home component should simply have it’s path set to “/” but will also need to keyword “exact”.</text:p>
      <text:p text:style-name="P6"/>
      <text:p text:style-name="P7">Don’t set a path prop for a “Page not found” page. This should be the final route in the stack.</text:p>
      <text:p text:style-name="P7"/>
      <text:p text:style-name="P8">Import Switch from react-router-dom and wrap the routes within switch tags but the switch tags must still be wrapped within the BrowserRouter tags. The Switch tags ensure that only one route gets rendered.</text:p>
      <text:p text:style-name="P8"/>
      <text:p text:style-name="P9">Create a Navbar component.</text:p>
      <text:p text:style-name="P9"/>
      <text:p text:style-name="P10">Import Navbar in App.js and put the Navbar above the opening switch tag so that it is rendered on every page.</text:p>
      <text:p text:style-name="P10"/>
      <text:p text:style-name="P11">Import NavLink <text:span text:style-name="T1">from react-router-dom</text:span> in Navbar.</text:p>
      <text:p text:style-name="P11"/>
      <text:p text:style-name="P12">Render a link to each page in a NavLink component eg. &lt;NavLink to=”/about”&gt;About&lt;/NavLink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17:07.195000000</meta:creation-date>
    <dc:date>2019-04-05T16:24:13.141000000</dc:date>
    <meta:editing-duration>PT1H7M</meta:editing-duration>
    <meta:editing-cycles>18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2" meta:word-count="156" meta:character-count="959" meta:non-whitespace-character-count="815"/>
  </office:meta>
</office:document-meta>
</file>